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Proxy.getProx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biProxy.chooseEndpoint( ServiceEndpoint [ ] endpo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Client.JBIClient( XFire xfire ,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Proxy.create( XFire xfire , ComponentContext context , QName interfaceName , QName serviceName , String endpointName , Class serviceClass , boolean propagateSecurity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Proxy.getEndpoi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XWSJBIClient.invoke( OperationInfo op , Object [ ]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Proxy.getDescrip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XWSJBIClient.translateException( Method method , Exception 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AXWSJBIClient.JAXWSJBIClient( XFire xfire ,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xy.create( XFire xfire , ComponentContext context , QName interfaceName , QName serviceName , String endpointName , Class servi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Proxy.JbiProxy( XFire xfire , ComponentContext context , Class serviceClass , QName interfaceName , QName serviceName , String endpointName , boolean propagateSecurity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Proxy.JbiProxy( XFire xfire , ComponentContext context , Class serviceClass , Defini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Proxy.JbiProxy( XFire xfire , ComponentContext context , Class serviceClass , QName interfaceName , QName serviceNam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